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JP" svg:font-family="'Noto Sans CJK JP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a933" loext:opacity="100%" style:font-name="Nimbus Mono PS" fo:font-size="21pt" officeooo:rsid="000f475c" officeooo:paragraph-rsid="000f475c" style:font-size-asian="21pt" style:font-size-complex="21pt"/>
    </style:style>
    <style:style style:name="P2" style:family="paragraph" style:parent-style-name="Standard">
      <style:text-properties fo:color="#00a933" loext:opacity="100%" style:font-name="Nimbus Mono PS" fo:font-size="21pt" officeooo:rsid="0010d583" officeooo:paragraph-rsid="0010d583" style:font-size-asian="21pt" style:font-size-complex="21pt"/>
    </style:style>
    <style:style style:name="P3" style:family="paragraph" style:parent-style-name="Standard">
      <style:text-properties fo:color="#2a6099" loext:opacity="100%" style:font-name="Nimbus Mono PS" fo:font-size="12pt" officeooo:rsid="000f475c" officeooo:paragraph-rsid="000f475c" style:font-size-asian="10.5pt" style:font-size-complex="12pt"/>
    </style:style>
    <style:style style:name="P4" style:family="paragraph" style:parent-style-name="Standard">
      <style:text-properties fo:color="#2a6099" loext:opacity="100%" style:font-name="Nimbus Mono PS" fo:font-size="12pt" officeooo:rsid="000f475c" officeooo:paragraph-rsid="000fa50e" style:font-size-asian="10.5pt" style:font-size-complex="12pt"/>
    </style:style>
    <style:style style:name="P5" style:family="paragraph" style:parent-style-name="Standard">
      <style:text-properties fo:color="#2a6099" loext:opacity="100%" style:font-name="Nimbus Mono PS" fo:font-size="12pt" officeooo:rsid="0010a2de" officeooo:paragraph-rsid="0010d583" style:font-size-asian="10.5pt" style:font-size-complex="12pt"/>
    </style:style>
    <style:style style:name="P6" style:family="paragraph" style:parent-style-name="Standard">
      <style:text-properties fo:color="#2a6099" loext:opacity="100%" style:font-name="Nimbus Mono PS" fo:font-size="12pt" officeooo:rsid="0010d583" officeooo:paragraph-rsid="0010d583" style:font-size-asian="10.5pt" style:font-size-complex="12pt"/>
    </style:style>
    <style:style style:name="P7" style:family="paragraph" style:parent-style-name="Standard">
      <style:text-properties fo:color="#2a6099" loext:opacity="100%" style:font-name="Nimbus Mono PS" fo:font-size="12pt" officeooo:rsid="0011439e" officeooo:paragraph-rsid="0011439e" style:font-size-asian="10.5pt" style:font-size-complex="12pt"/>
    </style:style>
    <style:style style:name="P8" style:family="paragraph" style:parent-style-name="Standard">
      <style:text-properties fo:color="#2a6099" loext:opacity="100%" style:font-name="Nimbus Mono PS" fo:font-size="12pt" style:text-underline-style="solid" style:text-underline-width="auto" style:text-underline-color="font-color" officeooo:rsid="0010a2de" officeooo:paragraph-rsid="0010a2de" style:font-size-asian="10.5pt" style:font-size-complex="12pt"/>
    </style:style>
    <style:style style:name="P9" style:family="paragraph" style:parent-style-name="Standard">
      <style:text-properties fo:color="#2a6099" loext:opacity="100%" style:font-name="Nimbus Mono PS" fo:font-size="12pt" style:text-underline-style="solid" style:text-underline-width="auto" style:text-underline-color="font-color" officeooo:rsid="000f475c" officeooo:paragraph-rsid="000f475c" style:font-size-asian="10.5pt" style:font-size-complex="12pt"/>
    </style:style>
    <style:style style:name="T1" style:family="text">
      <style:text-properties officeooo:rsid="000fa50e"/>
    </style:style>
    <style:style style:name="T2" style:family="text">
      <style:text-properties officeooo:rsid="0010a2d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a2de" style:font-weight-asian="bold" style:font-weight-complex="bold"/>
    </style:style>
    <style:style style:name="T5" style:family="text">
      <style:text-properties officeooo:rsid="0010d583"/>
    </style:style>
    <style:style style:name="T6" style:family="text">
      <style:text-properties officeooo:rsid="001143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<text:s/>DE TRABAJO GRIP VIEW</text:p>
      <text:p text:style-name="P1"/>
      <text:p text:style-name="P2"><text:s text:c="4"/>Mejor mirar con Firefox</text:p>
      <text:p text:style-name="P1"/>
      <text:p text:style-name="P3"><text:span text:style-name="T2">E</text:span>n este proyecto de movile first con grid view hemos realizado los siguientes apartados:</text:p>
      <text:p text:style-name="P3"/>
      <text:p text:style-name="P9">Tematica</text:p>
      <text:p text:style-name="P3"/>
      <text:p text:style-name="P3"><text:span text:style-name="T2">H</text:span>emos decidido crear una pagina web de la tematica de cyberpunk</text:p>
      <text:p text:style-name="P3"/>
      <text:p text:style-name="P3"/>
      <text:p text:style-name="P9">implemetacion @medias</text:p>
      <text:p text:style-name="P3"/>
      <text:p text:style-name="P3"><text:span text:style-name="T4">Móvil</text:span> realizado por Miguel Casado Filgueira respetando las 4 columnas de Grip View propuestas en la actividad</text:p>
      <text:p text:style-name="P3"/>
      <text:p text:style-name="P4"><text:span text:style-name="T4">T</text:span><text:span text:style-name="T3">ablet</text:span> realizado por Javier López Laureano respetando las <text:s/>8 <text:span text:style-name="T1">col</text:span>umnas de Grip View propuestas en la actividad</text:p>
      <text:p text:style-name="P3"/>
      <text:p text:style-name="P4"><text:span text:style-name="T4">E</text:span><text:span text:style-name="T3">scritorio</text:span> realizado por Pablo Pereira Albert respetando las <text:span text:style-name="T1">12</text:span> columnas de Grip View propuestas en la actividad</text:p>
      <text:p text:style-name="P3"/>
      <text:p text:style-name="P3"/>
      <text:p text:style-name="P8">footer flex</text:p>
      <text:p text:style-name="P8"/>
      <text:p text:style-name="P5"><text:span text:style-name="T5">H</text:span>emos realizado un footer con las propiedades de flex correspondientes a la actividad que realizamos en clase, y en adicción le hemos metido <text:span text:style-name="T5">una animación que consiste en un texto que va rotando de derecha a izquierda.</text:span></text:p>
      <text:p text:style-name="P5"/>
      <text:p text:style-name="P6">Sass</text:p>
      <text:p text:style-name="P6"/>
      <text:p text:style-name="P6">Hemos realizado un documento sass en el que hemos metido todo lo principal de las tres medias, y un css aparte con las propiedades para la <text:span text:style-name="T6">animación de glitch del header. </text:span></text:p>
      <text:p text:style-name="P6"/>
      <text:p text:style-name="P6"/>
      <text:p text:style-name="P7">También está la animación del texto que se desplaza de lado a lado que es código original nuestro.</text:p>
      <text:p text:style-name="P7"/>
      <text:p text:style-name="P7">El texto responsive que mejor se ve que funciones (a pesar de que está puesto en vw en todos los textos) es en la sinopsis.</text:p>
      <text:p text:style-name="P6"/>
      <text:p text:style-name="P6"/>
      <text:p text:style-name="P5"/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JP" svg:font-family="'Noto Sans CJK JP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1:59:16.642892725</meta:creation-date>
    <dc:date>2023-01-25T12:58:26.183798956</dc:date>
    <meta:editing-duration>PT18M18S</meta:editing-duration>
    <meta:editing-cycles>1</meta:editing-cycles>
    <meta:document-statistic meta:table-count="0" meta:image-count="0" meta:object-count="0" meta:page-count="1" meta:paragraph-count="16" meta:word-count="202" meta:character-count="1198" meta:non-whitespace-character-count="1003"/>
    <meta:generator>LibreOffice/7.3.7.2$Linux_X86_64 LibreOffice_project/30$Build-2</meta:generator>
  </office:meta>
</office:document-meta>
</file>